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14.193cm" svg:y="7.25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815cm" svg:height="1.723cm" svg:x="11.537cm" svg:y="7.25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815cm" svg:height="1.723cm" svg:x="17.239cm" svg:y="7.28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683cm" svg:y1="7.071cm" svg:x2="6.684cm" svg:y2="4.946cm" draw:start-shape="id1" draw:start-glue-point="4" draw:end-shape="id2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3" draw:start-glue-point="4" draw:end-shape="id2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5.101cm" svg:y1="7.253cm" svg:x2="7.591cm" svg:y2="4.085cm" draw:start-shape="id4" draw:start-glue-point="4" draw:end-shape="id2" draw:end-glue-point="10" svg:d="M15101 7253c0-2112-2503-3168-7510-3168" svg:viewBox="0 0 7511 3169">
          <text:p text:style-name="P1"><text:s text:c="29"/>2</text:p>
        </draw:connector>
        <draw:connector draw:style-name="gr3" draw:text-style-name="P1" draw:layer="layout" draw:type="curve" draw:line-skew="0.651cm" svg:x1="18.147cm" svg:y1="7.283cm" svg:x2="7.326cm" svg:y2="3.475cm" draw:start-shape="id5" draw:start-glue-point="4" draw:end-shape="id2" draw:end-glue-point="11" svg:d="M18147 7283c0-5866-10821-3962-10821-3808" svg:viewBox="0 0 10822 4225">
          <text:p text:style-name="P1"><text:s text:c="50"/>3</text:p>
        </draw:connector>
        <draw:connector draw:style-name="gr3" draw:text-style-name="P1" draw:layer="layout" draw:type="curve" svg:x1="12.445cm" svg:y1="7.253cm" svg:x2="7.591cm" svg:y2="4.085cm" draw:start-shape="id6" draw:start-glue-point="4" draw:end-shape="id2" draw:end-glue-point="10" svg:d="M12445 7253c0-2112-1618-3168-4854-3168" svg:viewBox="0 0 4855 3169">
          <text:p text:style-name="P1"><text:s text:c="15"/>2</text:p>
        </draw:connector>
        <draw:custom-shape draw:style-name="gr1" draw:text-style-name="P2" xml:id="id8" draw:id="id8" draw:layer="layout" svg:width="1.815cm" svg:height="1.723cm" svg:x="23.476cm" svg:y="3.42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815cm" svg:height="1.723cm" svg:x="23.475cm" svg:y="7.27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4.383cm" svg:y1="7.271cm" svg:x2="24.384cm" svg:y2="5.146cm" draw:start-shape="id7" draw:start-glue-point="4" draw:end-shape="id8" draw:end-glue-point="8" svg:d="M24383 7271l1-2125" svg:viewBox="0 0 2 2126">
          <text:p text:style-name="P1"><text:s/>-1 <text:s text:c="5"/></text:p>
        </draw:connector>
        <draw:custom-shape draw:style-name="gr1" draw:text-style-name="P2" xml:id="id9" draw:id="id9" draw:layer="layout" svg:width="1.815cm" svg:height="1.723cm" svg:x="26.075cm" svg:y="7.27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6.983cm" svg:y1="7.271cm" svg:x2="25.026cm" svg:y2="4.894cm" draw:start-shape="id9" draw:start-glue-point="4" draw:end-shape="id8" draw:end-glue-point="9" svg:d="M26983 7271l-1957-2377" svg:viewBox="0 0 1958 2378">
          <text:p text:style-name="P1"><text:s text:c="6"/>5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8:38:16.581487095</dc:date>
    <dc:creator>elucterio </dc:creator>
    <meta:editing-duration>PT4H28M2S</meta:editing-duration>
    <meta:editing-cycles>27</meta:editing-cycles>
    <meta:generator>LibreOffice/4.2.8.2$Linux_X86_64 LibreOffice_project/420m0$Build-2</meta:generator>
    <meta:document-statistic meta:object-count="16"/>
  </office:meta>
</office:document-meta>
</file>